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autos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51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3.089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409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1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 style:data-style-name="N50"/>
    <style:style style:name="ce3" style:family="table-cell" style:parent-style-name="Default" style:data-style-name="N11"/>
    <style:style style:name="ce4" style:family="table-cell" style:parent-style-name="Default" style:data-style-name="N110"/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2">
          <table:table-cell office:value-type="string">
            <text:p>Titel</text:p>
          </table:table-cell>
          <table:table-cell office:value-type="string">
            <text:p>Auftrag von</text:p>
          </table:table-cell>
          <table:table-cell office:value-type="string">
            <text:p>eingegangen</text:p>
          </table:table-cell>
          <table:table-cell table:style-name="ce2" office:value-type="string">
            <text:p>erledigen bis</text:p>
          </table:table-cell>
          <table:table-cell office:value-type="string">
            <text:p>Zeitverbr.</text:p>
          </table:table-cell>
          <table:table-cell office:value-type="string">
            <text:p>erledigt</text:p>
          </table:table-cell>
          <table:table-cell office:value-type="string">
            <text:p>zu tun</text:p>
          </table:table-cell>
          <table:table-cell office:value-type="string">
            <text:p>Prio</text:p>
          </table:table-cell>
          <table:table-cell office:value-type="string">
            <text:p>dringlic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date" office:date-value="2012-06-01T17:00:00">
            <text:p>01.06.2012 17:00:00</text:p>
          </table:table-cell>
          <table:table-cell table:style-name="ce2" office:value-type="date" office:date-value="2012-09-05T13:00:00">
            <text:p>05.09.12 13:00</text:p>
          </table:table-cell>
          <table:table-cell table:formula="of:=(DAYS(NOW();[.C2])*24*60)/(DAYS([.D2];[.C2])*24*60)" office:value-type="percentage" office:value="0.722319806763286">
            <text:p>72,23%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F2]&lt;[.G2];[.H2]*POWER(10;[.E2]-([.F2]/[.G2]))/(1-[.E2]);0)" office:value-type="float" office:value="38.0018640138412">
            <text:p>38,0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date" office:date-value="2012-05-25T16:10:00">
            <text:p>25.05.2012 16:10:00</text:p>
          </table:table-cell>
          <table:table-cell table:style-name="ce2" office:value-type="date" office:date-value="2012-09-09T08:00:00">
            <text:p>09.09.12 08:00</text:p>
          </table:table-cell>
          <table:table-cell table:formula="of:=(DAYS(NOW();[.C3])*24*60)/(DAYS([.D3];[.C3])*24*60)" office:value-type="percentage" office:value="0.714956268854288">
            <text:p>71,50%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IF([.F3]&lt;[.G3];[.H3]*POWER(10;[.E3]-([.F3]/[.G3]))/(1-[.E3]);0)" office:value-type="float" office:value="12.946907029803">
            <text:p>12,9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date" office:date-value="2012-05-25T16:10:00">
            <text:p>25.05.2012 16:10:00</text:p>
          </table:table-cell>
          <table:table-cell table:style-name="ce2" office:value-type="date" office:date-value="2012-09-09T08:00:00">
            <text:p>09.09.12 08:00</text:p>
          </table:table-cell>
          <table:table-cell table:formula="of:=(DAYS(NOW();[.C4])*24*60)/(DAYS([.D4];[.C4])*24*60)" office:value-type="percentage" office:value="0.714956268854288">
            <text:p>71,50%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IF([.F4]&lt;[.G4];[.H4]*POWER(10;[.E4]-([.F4]/[.G4]))/(1-[.E4]);0)" office:value-type="float" office:value="12.3987558451547">
            <text:p>12,3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date" office:date-value="2012-05-25T16:10:00">
            <text:p>25.05.2012 16:10:00</text:p>
          </table:table-cell>
          <table:table-cell table:style-name="ce2" table:formula="of:=NOW()+0.01" office:value-type="date" office:date-value="2012-08-09T22:34:32">
            <text:p>09.08.12 22:34</text:p>
          </table:table-cell>
          <table:table-cell table:formula="of:=(DAYS(NOW();[.C5])*24*60)/(DAYS([.D5];[.C5])*24*60)" office:value-type="percentage" office:value="0.999868881755598">
            <text:p>99,99%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IF([.F5]&lt;[.G5];[.H5]*POWER(10;[.E5]-([.F5]/[.G5]))/(1-[.E5]);0)" office:value-type="float" office:value="8392.1342513862">
            <text:p>8392,1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date" office:date-value="2012-05-26T16:10:00">
            <text:p>26.05.2012 16:10:00</text:p>
          </table:table-cell>
          <table:table-cell table:style-name="ce2" table:formula="of:=NOW()-0.01" office:value-type="date" office:date-value="2012-08-09T22:05:44">
            <text:p>09.08.12 22:05</text:p>
          </table:table-cell>
          <table:table-cell table:formula="of:=(DAYS(NOW();[.C6])*24*60)/(DAYS([.D6];[.C6])*24*60)" office:value-type="percentage" office:value="1.00013289559823">
            <text:p>100,01%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IF([.F6]&lt;[.G6];[.H6]*POWER(10;[.E6]-([.F6]/[.G6]))/(1-[.E6]);0)" office:value-type="float" office:value="-8284.93233517966">
            <text:p>-8284,932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1:Tabelle1.I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8T13:40:09</meta:creation-date>
    <dc:date>2012-08-09T22:20:31</dc:date>
    <meta:editing-duration>PT8H30M50S</meta:editing-duration>
    <meta:editing-cycles>8</meta:editing-cycles>
    <meta:generator>LibreOffice/3.5$Linux_X86_64 LibreOffice_project/350m1$Build-3</meta:generator>
    <meta:document-statistic meta:table-count="3" meta:cell-count="44" meta:object-count="0"/>
  </office:meta>
</office:document-meta>
</file>

<file path=Basic/Standard/autosort.xml><?xml version="1.0" encoding="utf-8"?>
<!DOCTYPE module  PUBLIC '-//OpenOffice.org//DTD OfficeDocument 1.0//EN'  'module.dtd'>
<script:module xmlns:script="http://openoffice.org/2000/script" script:name="autosort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